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3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3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PERSEVERANCE OF GAIUS THE EXHORTER (1:1-8, 13-1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PERSEVERANCE OF GAIUS THE EXHORTER (1:1-8, 13-14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John's praise of Gaius (1:3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John's praise of Gaius (1:3-8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has been faithful to God's message (1:3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has been faithful to God's messengers (1:5-8): Gaius has rendered much loving help to traveling teachers and missionaries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PERSEVERANCE OF GAIUS THE EXHORTER (1:1-8, 13-14)<text:s text:c="1"/></text:span><text:span text:style-name="a478" text:class-names=""/></text:p>
          </draw:text-box>
          <svg:title/>
          <svg:desc/>
        </draw:frame>
        <draw:frame draw:id="id92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John's prayer for Gaius (1:1-2): That his physical body will be as healthy as John knows his soul is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John's praise of Gaius (1:3-8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John's plans concerning Gaius (1:13-14): He will visit him in the near future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6" draw:style-name="a494" draw:master-page-name="Master1-Layout12-tx-Title-and-Text" presentation:presentation-page-layout-name="Master1-PPL12" draw:id="Slide-261">
        <draw:frame draw:id="id93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3 JOHN 1<text:s text:c="1"/></text:span><text:span text:style-name="a496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PERSEVERANCE OF GAIUS THE EXHORTER (1:1-8, 13-14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PRIDE OF DIOTREPHES THE EGOTIST (1:9-11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THE PRIDE OF DIOTREPHES THE EGOTIST (1:9-11)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The evil (1:9-10): John indicts this church member on six counts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evil (1:9-10): John indicts this church member on six counts.<text:s text:c="1"/></text:span><text:span text:style-name="a521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is demand to occupy the leading place (1:9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is refusal to receive John himself (1:9b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His slander of the other apostles (1:10a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His unwillingness to entertain missionaries (1:10b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attempts to excommunicate other believers (1:10c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His utterly wicked character (1:10d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PRIDE OF DIOTREPHES THE EGOTIST (1:9-11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evil (1:9-10): John indicts this church member on six counts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exhortation (1:11): "Don't let this bad example influence you."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3 JOHN 1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PERSEVERANCE OF GAIUS THE EXHORTER (1:1-8, 13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PRIDE OF DIOTREPHES THE EGOTIST (1:9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PERSONAL TESTIMONY OF DEMETRIUS THE EXAMPLE (1: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THE PERSONAL TESTIMONY OF DEMETRIUS THE EXAMPLE (1:12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is associates hold him in highest esteem (1:12a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apostle holds him in highest esteem (1:12b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3 JOHN 1<text:s text:c="1"/></text:span><text:span text:style-name="a596" text:class-names=""/></text:p>
          </draw:text-box>
          <svg:title/>
          <svg:desc/>
        </draw:frame>
        <draw:frame draw:id="id106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THE PERSEVERANCE OF GAIUS THE EXHORTER (1:1-8, 13-1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PRIDE OF DIOTREPHES THE EGOTIST (1:9-11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PERSONAL TESTIMONY OF DEMETRIUS THE EXAMPLE (1:1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3" draw:style-name="a612" draw:master-page-name="Master1-Layout1-title-Title-Slide" presentation:presentation-page-layout-name="Master1-PPL1" draw:id="Slide-268">
        <draw:frame draw:id="id107" presentation:style-name="a616" draw:name="Title 1" svg:x="1.38in" svg:y="0.83in" svg:width="10.3in" svg:height="4.42in" presentation:class="title" presentation:placeholder="false">
          <draw:text-box>
            <text:p text:style-name="a615" text:class-names="" text:cond-style-name=""><text:span text:style-name="a613" text:class-names="">3 John</text:span><text:span text:style-name="a614" text:class-names=""/></text:p>
          </draw:text-box>
          <svg:title/>
          <svg:desc/>
        </draw:frame>
        <draw:frame draw:id="id108" presentation:style-name="a6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3 John</dc:title>
    <meta:initial-creator>David STRICKLAND</meta:initial-creator>
    <dc:creator>David STRICKLAND</dc:creator>
    <meta:creation-date>2020-02-23T23:10:42Z</meta:creation-date>
    <dc:date>2020-02-23T23:10:42Z</dc:date>
    <meta:template xlink:href="BibleStudy" xlink:type="simple"/>
    <meta:editing-cycles>1</meta:editing-cycles>
    <meta:editing-duration>PT0S</meta:editing-duration>
    <meta:document-statistic meta:paragraph-count="40" meta:word-count="418"/>
  </office:meta>
</office:document-meta>
</file>